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ffff66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5cm" svg:height="4.5cm" svg:x="3cm" svg:y="3cm">
          <text:p text:style-name="P2"/>
        </draw:rect>
        <draw:line draw:style-name="gr2" draw:text-style-name="P1" draw:layer="layout" svg:x1="5.5cm" svg:y1="1.5cm" svg:x2="3.5cm" svg:y2="3cm">
          <text:p text:style-name="P2"/>
        </draw:line>
        <draw:line draw:style-name="gr2" draw:text-style-name="P1" draw:layer="layout" svg:x1="7cm" svg:y1="1.5cm" svg:x2="5cm" svg:y2="3cm">
          <text:p text:style-name="P2"/>
        </draw:line>
        <draw:line draw:style-name="gr2" draw:text-style-name="P1" draw:layer="layout" svg:x1="8.5cm" svg:y1="1.5cm" svg:x2="6.5cm" svg:y2="3cm">
          <text:p text:style-name="P2"/>
        </draw:line>
        <draw:line draw:style-name="gr2" draw:text-style-name="P1" draw:layer="layout" svg:x1="10cm" svg:y1="1.5cm" svg:x2="7.5cm" svg:y2="3.364cm">
          <text:p text:style-name="P2"/>
        </draw:line>
        <draw:line draw:style-name="gr2" draw:text-style-name="P1" draw:layer="layout" svg:x1="11.5cm" svg:y1="1.5cm" svg:x2="7.5cm" svg:y2="4.497cm">
          <text:p text:style-name="P2"/>
        </draw:line>
        <draw:line draw:style-name="gr2" draw:text-style-name="P1" draw:layer="layout" svg:x1="13cm" svg:y1="1.5cm" svg:x2="7.5cm" svg:y2="5.707cm">
          <text:p text:style-name="P2"/>
        </draw:line>
        <draw:line draw:style-name="gr2" draw:text-style-name="P1" draw:layer="layout" svg:x1="14.5cm" svg:y1="1.5cm" svg:x2="7.5cm" svg:y2="6.803cm">
          <text:p text:style-name="P2"/>
        </draw:line>
        <draw:line draw:style-name="gr2" draw:text-style-name="P1" draw:layer="layout" svg:x1="16cm" svg:y1="1.5cm" svg:x2="7.333cm" svg:y2="8.05cm">
          <text:p text:style-name="P2"/>
        </draw:line>
        <draw:frame draw:style-name="gr3" draw:text-style-name="P2" draw:layer="layout" svg:width="6.5cm" svg:height="1.25cm" svg:x="10cm" svg:y="6.5cm">
          <draw:text-box>
            <text:p text:style-name="P2">Directional lighting</text:p>
          </draw:text-box>
        </draw:frame>
        <draw:rect draw:style-name="gr1" draw:text-style-name="P1" draw:layer="layout" svg:width="4.5cm" svg:height="4.5cm" svg:x="4cm" svg:y="17.5cm">
          <text:p text:style-name="P2"/>
        </draw:rect>
        <draw:line draw:style-name="gr2" draw:text-style-name="P1" draw:layer="layout" svg:x1="10.791cm" svg:y1="21.43cm" svg:x2="8.5cm" svg:y2="21.43cm">
          <text:p text:style-name="P2"/>
        </draw:line>
        <draw:line draw:style-name="gr2" draw:text-style-name="P1" draw:layer="layout" svg:x1="10.791cm" svg:y1="21.222cm" svg:x2="8.5cm" svg:y2="20.693cm">
          <text:p text:style-name="P2"/>
        </draw:line>
        <draw:line draw:style-name="gr2" draw:text-style-name="P1" draw:layer="layout" svg:x1="10.988cm" svg:y1="20.967cm" svg:x2="8.5cm" svg:y2="19.864cm">
          <text:p text:style-name="P2"/>
        </draw:line>
        <draw:line draw:style-name="gr2" draw:text-style-name="P1" draw:layer="layout" svg:x1="11.184cm" svg:y1="20.829cm" svg:x2="8.5cm" svg:y2="18.351cm">
          <text:p text:style-name="P2"/>
        </draw:line>
        <draw:line draw:style-name="gr2" draw:text-style-name="P1" draw:layer="layout" svg:x1="11.514cm" svg:y1="20.615cm" svg:x2="11.566cm" svg:y2="15cm">
          <text:p text:style-name="P2"/>
        </draw:line>
        <draw:line draw:style-name="gr2" draw:text-style-name="P1" draw:layer="layout" svg:x1="11.302cm" svg:y1="20.693cm" svg:x2="7.938cm" svg:y2="15cm">
          <text:p text:style-name="P2"/>
        </draw:line>
        <draw:line draw:style-name="gr2" draw:text-style-name="P1" draw:layer="layout" svg:x1="12.209cm" svg:y1="21.43cm" svg:x2="14.5cm" svg:y2="21.43cm">
          <text:p text:style-name="P2"/>
        </draw:line>
        <draw:line draw:style-name="gr2" draw:text-style-name="P1" draw:layer="layout" svg:x1="12.209cm" svg:y1="21.222cm" svg:x2="14.5cm" svg:y2="20.693cm">
          <text:p text:style-name="P2"/>
        </draw:line>
        <draw:line draw:style-name="gr2" draw:text-style-name="P1" draw:layer="layout" svg:x1="12.012cm" svg:y1="20.966cm" svg:x2="14.5cm" svg:y2="19.881cm">
          <text:p text:style-name="P2"/>
        </draw:line>
        <draw:line draw:style-name="gr2" draw:text-style-name="P1" draw:layer="layout" svg:x1="11.816cm" svg:y1="20.83cm" svg:x2="14.5cm" svg:y2="18.294cm">
          <text:p text:style-name="P2"/>
        </draw:line>
        <draw:line draw:style-name="gr2" draw:text-style-name="P1" draw:layer="layout" svg:x1="11.698cm" svg:y1="20.693cm" svg:x2="14.5cm" svg:y2="16.026cm">
          <text:p text:style-name="P2"/>
        </draw:line>
        <draw:line draw:style-name="gr2" draw:text-style-name="P1" draw:layer="layout" svg:x1="10.791cm" svg:y1="21.617cm" svg:x2="4cm" svg:y2="23.321cm">
          <text:p text:style-name="P2"/>
        </draw:line>
        <draw:line draw:style-name="gr2" draw:text-style-name="P1" draw:layer="layout" svg:x1="10.988cm" svg:y1="21.873cm" svg:x2="3.969cm" svg:y2="25.059cm">
          <text:p text:style-name="P2"/>
        </draw:line>
        <draw:line draw:style-name="gr2" draw:text-style-name="P1" draw:layer="layout" svg:x1="11.184cm" svg:y1="22.009cm" svg:x2="5.745cm" svg:y2="27cm">
          <text:p text:style-name="P2"/>
        </draw:line>
        <draw:line draw:style-name="gr2" draw:text-style-name="P1" draw:layer="layout" svg:x1="11.514cm" svg:y1="22.224cm" svg:x2="11.528cm" svg:y2="27cm">
          <text:p text:style-name="P2"/>
        </draw:line>
        <draw:line draw:style-name="gr2" draw:text-style-name="P1" draw:layer="layout" svg:x1="11.302cm" svg:y1="22.146cm" svg:x2="8.202cm" svg:y2="27cm">
          <text:p text:style-name="P2"/>
        </draw:line>
        <draw:line draw:style-name="gr2" draw:text-style-name="P1" draw:layer="layout" svg:x1="12.209cm" svg:y1="21.617cm" svg:x2="14.5cm" svg:y2="22.146cm">
          <text:p text:style-name="P2"/>
        </draw:line>
        <draw:line draw:style-name="gr2" draw:text-style-name="P1" draw:layer="layout" svg:x1="12.012cm" svg:y1="21.873cm" svg:x2="14.5cm" svg:y2="22.976cm">
          <text:p text:style-name="P2"/>
        </draw:line>
        <draw:line draw:style-name="gr2" draw:text-style-name="P1" draw:layer="layout" svg:x1="11.816cm" svg:y1="22.009cm" svg:x2="14.5cm" svg:y2="24.487cm">
          <text:p text:style-name="P2"/>
        </draw:line>
        <draw:line draw:style-name="gr2" draw:text-style-name="P1" draw:layer="layout" svg:x1="11.698cm" svg:y1="22.146cm" svg:x2="14.5cm" svg:y2="26.647cm">
          <text:p text:style-name="P2"/>
        </draw:line>
        <draw:frame draw:style-name="gr3" draw:text-style-name="P2" draw:layer="layout" svg:width="4.5cm" svg:height="1.25cm" svg:x="2.5cm" svg:y="15.75cm">
          <draw:text-box>
            <text:p text:style-name="P2">Point lighting</text:p>
          </draw:text-box>
        </draw:frame>
        <draw:frame draw:style-name="gr4" draw:layer="layout" svg:width="0.786cm" svg:height="0.725cm" svg:x="6.814cm" svg:y="3cm">
          <draw:text-box>
            <text:p text:style-name="P2"><text:span text:style-name="T1">A</text:span></text:p>
          </draw:text-box>
        </draw:frame>
        <draw:frame draw:style-name="gr4" draw:layer="layout" svg:width="0.786cm" svg:height="0.725cm" svg:x="6.814cm" svg:y="6.501cm">
          <draw:text-box>
            <text:p text:style-name="P2"><text:span text:style-name="T1">B</text:span></text:p>
          </draw:text-box>
        </draw:frame>
        <draw:frame draw:style-name="gr4" draw:layer="layout" svg:width="0.786cm" svg:height="0.725cm" svg:x="6.814cm" svg:y="3cm">
          <draw:text-box>
            <text:p text:style-name="P2"><text:span text:style-name="T1">A</text:span></text:p>
          </draw:text-box>
        </draw:frame>
        <draw:frame draw:style-name="gr4" draw:layer="layout" svg:width="0.786cm" svg:height="0.725cm" svg:x="6.814cm" svg:y="6.501cm">
          <draw:text-box>
            <text:p text:style-name="P2"><text:span text:style-name="T1">B</text:span></text:p>
          </draw:text-box>
        </draw:frame>
        <draw:frame draw:style-name="gr4" draw:layer="layout" svg:width="0.786cm" svg:height="0.725cm" svg:x="7.8cm" svg:y="17.674cm">
          <draw:text-box>
            <text:p text:style-name="P2"><text:span text:style-name="T1">A</text:span></text:p>
          </draw:text-box>
        </draw:frame>
        <draw:frame draw:style-name="gr4" draw:layer="layout" svg:width="0.786cm" svg:height="0.725cm" svg:x="7.8cm" svg:y="21.175cm">
          <draw:text-box>
            <text:p text:style-name="P2"><text:span text:style-name="T1">B</text:span></text:p>
          </draw:text-box>
        </draw:frame>
        <draw:frame draw:style-name="gr4" draw:layer="layout" svg:width="0.786cm" svg:height="0.725cm" svg:x="7.8cm" svg:y="17.674cm">
          <draw:text-box>
            <text:p text:style-name="P2"><text:span text:style-name="T1">A</text:span></text:p>
          </draw:text-box>
        </draw:frame>
        <draw:frame draw:style-name="gr4" draw:layer="layout" svg:width="0.786cm" svg:height="0.725cm" svg:x="7.8cm" svg:y="21.175cm">
          <draw:text-box>
            <text:p text:style-name="P2">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Giles Thomas</meta:initial-creator>
    <meta:creation-date>2009-11-09T17:48:19</meta:creation-date>
    <dc:creator>Giles Thomas</dc:creator>
    <dc:date>2009-11-09T18:06:09</dc:date>
    <meta:editing-cycles>3</meta:editing-cycles>
    <meta:editing-duration>PT17M52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